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1.2792in"/>
    </style:style>
    <style:style style:name="Table1.E" style:family="table-column">
      <style:table-column-properties style:column-width="1.493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a1ca" officeooo:paragraph-rsid="000da1ca"/>
    </style:style>
    <style:style style:name="P2" style:family="paragraph" style:parent-style-name="Standard">
      <style:text-properties officeooo:rsid="00128c14" officeooo:paragraph-rsid="00128c14"/>
    </style:style>
    <style:style style:name="P3" style:family="paragraph" style:parent-style-name="Standard">
      <style:text-properties fo:font-weight="bold" officeooo:rsid="000da1ca" officeooo:paragraph-rsid="000da1ca" style:font-weight-asian="bold" style:font-weight-complex="bold"/>
    </style:style>
    <style:style style:name="P4" style:family="paragraph" style:parent-style-name="Standard">
      <style:text-properties officeooo:rsid="00154ccf" officeooo:paragraph-rsid="00154ccf"/>
    </style:style>
    <style:style style:name="P5" style:family="paragraph" style:parent-style-name="Standard">
      <style:text-properties officeooo:rsid="00154ccf" officeooo:paragraph-rsid="00154ccf"/>
    </style:style>
    <style:style style:name="P6" style:family="paragraph" style:parent-style-name="Standard">
      <style:text-properties officeooo:rsid="002047d3" officeooo:paragraph-rsid="002047d3"/>
    </style:style>
    <style:style style:name="P7" style:family="paragraph" style:parent-style-name="Standard">
      <style:text-properties officeooo:rsid="001d75e6" officeooo:paragraph-rsid="00128c14"/>
    </style:style>
    <style:style style:name="P8" style:family="paragraph" style:parent-style-name="Standard">
      <style:text-properties officeooo:rsid="0020e980" officeooo:paragraph-rsid="0020e980"/>
    </style:style>
    <style:style style:name="P9" style:family="paragraph" style:parent-style-name="Standard">
      <style:text-properties officeooo:rsid="0020e980" officeooo:paragraph-rsid="00210338"/>
    </style:style>
    <style:style style:name="P10" style:family="paragraph" style:parent-style-name="Standard">
      <style:text-properties officeooo:rsid="00210338" officeooo:paragraph-rsid="00210338"/>
    </style:style>
    <style:style style:name="P11" style:family="paragraph" style:parent-style-name="Standard">
      <style:text-properties officeooo:rsid="00210338" officeooo:paragraph-rsid="002172a7"/>
    </style:style>
    <style:style style:name="P12" style:family="paragraph" style:parent-style-name="Standard">
      <style:text-properties officeooo:rsid="00210338" officeooo:paragraph-rsid="0021bb9c"/>
    </style:style>
    <style:style style:name="P13" style:family="paragraph" style:parent-style-name="Standard">
      <style:text-properties officeooo:rsid="002172a7" officeooo:paragraph-rsid="002172a7"/>
    </style:style>
    <style:style style:name="P14" style:family="paragraph" style:parent-style-name="Standard">
      <style:text-properties officeooo:rsid="0021bb9c" officeooo:paragraph-rsid="0021bb9c"/>
    </style:style>
    <style:style style:name="P15" style:family="paragraph" style:parent-style-name="Standard">
      <style:text-properties officeooo:rsid="0021f669" officeooo:paragraph-rsid="0021bb9c"/>
    </style:style>
    <style:style style:name="P16" style:family="paragraph" style:parent-style-name="Standard">
      <style:text-properties officeooo:rsid="0021f669" officeooo:paragraph-rsid="0021f669"/>
    </style:style>
    <style:style style:name="P17" style:family="paragraph" style:parent-style-name="Standard">
      <style:text-properties officeooo:paragraph-rsid="0021bb9c"/>
    </style:style>
    <style:style style:name="P18" style:family="paragraph" style:parent-style-name="Standard">
      <style:text-properties officeooo:rsid="002270e4" officeooo:paragraph-rsid="002270e4"/>
    </style:style>
    <style:style style:name="P19" style:family="paragraph" style:parent-style-name="Standard">
      <style:text-properties officeooo:rsid="002326dd" officeooo:paragraph-rsid="002326dd"/>
    </style:style>
    <style:style style:name="P20" style:family="paragraph" style:parent-style-name="Standard">
      <style:text-properties officeooo:rsid="0025261d" officeooo:paragraph-rsid="0025261d"/>
    </style:style>
    <style:style style:name="P21" style:family="paragraph" style:parent-style-name="Standard">
      <style:text-properties officeooo:rsid="0025c321" officeooo:paragraph-rsid="0025c321"/>
    </style:style>
    <style:style style:name="P22" style:family="paragraph" style:parent-style-name="Table_20_Contents">
      <style:text-properties officeooo:rsid="0025261d" officeooo:paragraph-rsid="0025261d"/>
    </style:style>
    <style:style style:name="T1" style:family="text">
      <style:text-properties officeooo:rsid="002047d3"/>
    </style:style>
    <style:style style:name="T2" style:family="text">
      <style:text-properties officeooo:rsid="0020e980"/>
    </style:style>
    <style:style style:name="T3" style:family="text">
      <style:text-properties style:text-position="sub 58%" style:font-size-asian="10.5pt"/>
    </style:style>
    <style:style style:name="T4" style:family="text">
      <style:text-properties style:text-position="sub 58%" officeooo:rsid="0020e980"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2172a7"/>
    </style:style>
    <style:style style:name="T8" style:family="text">
      <style:text-properties officeooo:rsid="0021bb9c"/>
    </style:style>
    <style:style style:name="T9" style:family="text">
      <style:text-properties officeooo:rsid="0021f669"/>
    </style:style>
    <style:style style:name="T10" style:family="text">
      <style:text-properties officeooo:rsid="002270e4"/>
    </style:style>
    <style:style style:name="T11" style:family="text">
      <style:text-properties fo:color="#000000" style:font-name="Consolas" fo:font-size="9.5pt" style:font-size-asian="9.5pt"/>
    </style:style>
    <style:style style:name="T12" style:family="text">
      <style:text-properties fo:color="#000000" style:font-name="Consolas" fo:font-size="9.5pt" officeooo:rsid="002270e4" style:font-size-asian="9.5pt"/>
    </style:style>
    <style:style style:name="T13" style:family="text">
      <style:text-properties officeooo:rsid="002526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ysics 191</text:p>
      <text:p text:style-name="P1">Lab 0<text:span text:style-name="T1">3</text:span> Report – <text:span text:style-name="T1">Projections</text:span></text:p>
      <text:p text:style-name="P1"/>
      <text:p text:style-name="P3">Introduction</text:p>
      <text:p text:style-name="P1"/>
      <text:p text:style-name="P6">In this lab, the class is instructed to expand upon the use of the vector class by adding several overloaded operator functions to it. They are then instructed to use these new functions, as well as a number of other methods, to track the three dimensional course of an insect in relation to another point/vector given. <text:span text:style-name="T2">This will be a great time and space saver as we will be able to more easily store and manipulate the information given to us and be better capable of tracking movement in the future.</text:span></text:p>
      <text:p text:style-name="P1"/>
      <text:p text:style-name="P3">Methods</text:p>
      <text:p text:style-name="P1"/>
      <text:p text:style-name="P8">The first step is to translate the seven or eight overloaded operator functions that are described in the introduction. A number of these build upon themselves as well as previous functions in the Vector3D class so they need to work well together, with proper checking made, so there are no fatal errors produced.</text:p>
      <text:p text:style-name="P4"/>
      <text:p text:style-name="P8">Starting with the basics, there is the vector addition operator (+). It receives two Vector3D objects and outputs a new Vector3D which is </text:p>
      <text:p text:style-name="P8"/>
      <text:p text:style-name="P8"><text:tab/>V3 = &lt;V<text:span text:style-name="T3">1x</text:span> +V<text:span text:style-name="T3">2x</text:span>, V<text:span text:style-name="T3">1y</text:span> + V<text:span text:style-name="T3">2y</text:span>, V<text:span text:style-name="T3">1z </text:span>+ V<text:span text:style-name="T3">2z</text:span>&gt;</text:p>
      <text:p text:style-name="P8"/>
      <text:p text:style-name="P8">In much the same fashion, the subtraction operator (-), receives and returns the same information, but one must be certain the order of two vectors being entered.</text:p>
      <text:p text:style-name="P8"/>
      <text:p text:style-name="P8"><text:tab/>V3 = V1 – V2 ==&gt; V3 = V1 + (-1(V2)) or</text:p>
      <text:p text:style-name="P9"><text:tab/>V3 = &lt;V<text:span text:style-name="T3">1x</text:span> -V<text:span text:style-name="T3">2x</text:span>, V<text:span text:style-name="T3">1y</text:span> - V<text:span text:style-name="T3">2y</text:span>, V<text:span text:style-name="T3">1z</text:span> – V<text:span text:style-name="T3">2z</text:span>&gt;</text:p>
      <text:p text:style-name="P9"/>
      <text:p text:style-name="P12">Granted, it has also been brought to my attention that, depending on how the information is manipulated before use, we can see a far different outcome if vectors are even added out of order. This can be due to the use of scalars being used for certain portions, which is the next overload operator (&amp;). <text:span text:style-name="T8">This lab, with the exception of the scalar function, will now proceed as though functions need to have the parameters specifically entered in order.</text:span></text:p>
      <text:p text:style-name="P12"/>
      <text:p text:style-name="P12">Th<text:span text:style-name="T8">e scalar</text:span> function is actually two functions to avoid user error. They will take either combination of a double and a Vector3D object and return a new Vector3D object that returns the vector in a new magnitude. This could have also been used in conjunction with the addition operator to have produced the subtraction operator.</text:p>
      <text:p text:style-name="P10"/>
      <text:p text:style-name="P10"><text:tab/><text:span text:style-name="T2">V</text:span>2<text:span text:style-name="T2"> = &lt;V</text:span><text:span text:style-name="T4">1x</text:span><text:span text:style-name="T2"> *</text:span>S<text:span text:style-name="T2">, V</text:span><text:span text:style-name="T4">1y</text:span><text:span text:style-name="T2"> *</text:span>S<text:span text:style-name="T2">, V</text:span><text:span text:style-name="T4">1z </text:span><text:span text:style-name="T2">*</text:span>S<text:span text:style-name="T2">&gt; </text:span>OR</text:p>
      <text:p text:style-name="P10"><text:span text:style-name="T2"><text:tab/>V</text:span>2<text:span text:style-name="T2"> = &lt;</text:span>S*<text:span text:style-name="T2">V</text:span><text:span text:style-name="T4">1x</text:span><text:span text:style-name="T2">, </text:span>S*<text:span text:style-name="T2">V</text:span><text:span text:style-name="T4">1y</text:span><text:span text:style-name="T2">, </text:span>S*<text:span text:style-name="T2">V</text:span><text:span text:style-name="T4">1z</text:span><text:span text:style-name="T2">&gt;</text:span></text:p>
      <text:p text:style-name="P10"/>
      <text:p text:style-name="P10">We start with the normalization of a vector function overload (!). This will produce a vector where every component is divided by the magnitude, or scalar multiplied by one over the magnitude.</text:p>
      <text:p text:style-name="P10"/>
      <text:p text:style-name="P10"><text:tab/>m = sq.rt.(Vx^2 + Vy^2 + Vz^2), then</text:p>
      <text:p text:style-name="P10"><text:tab/>V2 = <text:span text:style-name="T2">&lt;V</text:span><text:span text:style-name="T4">1x</text:span><text:span text:style-name="T2"> /</text:span>m<text:span text:style-name="T2">, V</text:span><text:span text:style-name="T4">1y</text:span><text:span text:style-name="T2"> /</text:span>m<text:span text:style-name="T2">, V</text:span><text:span text:style-name="T4">1z </text:span><text:span text:style-name="T2">/</text:span>m<text:span text:style-name="T2">&gt;</text:span></text:p>
      <text:p text:style-name="P10"><text:soft-page-break/></text:p>
      <text:p text:style-name="P10">The next couple of operators are different, as they return double values instead of vectors, but receive vectors in the process. We start with the <text:span text:style-name="T7">dot product operator overload (*) which will receive two vectors and return their product value as a double</text:span></text:p>
      <text:p text:style-name="P10"/>
      <text:p text:style-name="P11"><text:tab/><text:span text:style-name="T7">V1 Dot V2 = &lt;V</text:span><text:span text:style-name="T4">1x</text:span><text:span text:style-name="T2"> * V</text:span><text:span text:style-name="T4">2x</text:span><text:span text:style-name="T2"> + V</text:span><text:span text:style-name="T4">1y</text:span><text:span text:style-name="T2"> * V</text:span><text:span text:style-name="T4">2y</text:span><text:span text:style-name="T2"> +V</text:span><text:span text:style-name="T4">1z</text:span><text:span text:style-name="T2"> * V</text:span><text:span text:style-name="T4">2z</text:span><text:span text:style-name="T2">&gt;</text:span></text:p>
      <text:p text:style-name="P11"/>
      <text:p text:style-name="P13">The next overload operator that returns a double would be the one to measure the angle between the two vectors it receives (%). We start dipping back into the previous functions again <text:s/>by taking the normalized vectors of those received, finding their dot product, and grabbing the arccosine of that number to <text:span text:style-name="T8">find the answer in radians. We then convert it to degrees before returning it for use.</text:span></text:p>
      <text:p text:style-name="P13"/>
      <text:p text:style-name="P13"><text:tab/><text:span text:style-name="T8">Va * Vb = /Va/ /Vb/ cos(theta) <text:s/>translates to</text:span></text:p>
      <text:p text:style-name="P13"><text:tab/><text:span text:style-name="T8">arccos(Va *Vb)/ (/Va/ /Vb/) = theta in radians</text:span></text:p>
      <text:p text:style-name="P14"/>
      <text:p text:style-name="P14"><text:tab/>or angle = <text:s/>Math.Acos(!Va * !Vb) * 180 / Math.PI</text:p>
      <text:p text:style-name="P4"/>
      <text:p text:style-name="P16">The next big function to work out is the parallel projection of the first vector parameter onto the second vector parameter. To be clear, we follow the second vector's normalized path the distance that it would be affected by the dot product of the first vector and the normalized secon<text:span text:style-name="T10">d</text:span>.</text:p>
      <text:p text:style-name="P4"/>
      <text:p text:style-name="P4"><text:span text:style-name="T11"><text:tab/>newVector = (vector</text:span><text:span text:style-name="T12">1</text:span><text:span text:style-name="T11"> * !vector</text:span><text:span text:style-name="T12">2</text:span><text:span text:style-name="T11">) &amp; !vector</text:span><text:span text:style-name="T12">2</text:span><text:span text:style-name="T11">;</text:span></text:p>
      <text:p text:style-name="P4"/>
      <text:p text:style-name="P4"/>
      <text:p text:style-name="P14">The <text:span text:style-name="T9">last</text:span> big <text:span text:style-name="T9">function added to the Vector3D class</text:span> is to work with the perpendicular projection of <text:span text:style-name="T9">the first vector parameter onto the second vector parameter. This function utilizes the parallel projection function and subtracts that projection from the vector doing the projecting to read like </text:span></text:p>
      <text:p text:style-name="P15"/>
      <text:p text:style-name="P17"><text:span text:style-name="T9"><text:tab/></text:span><text:span text:style-name="T11">newVector = vector2 - (vector1 ^ vector2);</text:span></text:p>
      <text:p text:style-name="P15"/>
      <text:p text:style-name="P18">This will produce the vector that would start at the end of the parallel projection and toward the end of the projecting vector.</text:p>
      <text:p text:style-name="P18"/>
      <text:p text:style-name="P18">From this point we are finally led to our lab where we first take in a Vector3D object that is the magnitude, heading, and pitch of a utility pole. Then, starting from the origin shared by the base of the utility pole, we read in three legs of a bee's journey, each of which is also represented by a magnitude, heading, and pitch determined Vector3D object. After each entry, we print out the updated location of the bee in MHP format, and after the final update, we report the distance and direction needed to the bee to fly directly from its final location to the tip of the utility pole.</text:p>
      <text:p text:style-name="P4"/>
      <text:p text:style-name="P3">Results</text:p>
      <text:p text:style-name="P1"/>
      <text:p text:style-name="P20">It becomes much more difficult to show the data as it is inserted with simple tables at this point, as we deal with multiple vectors, points on them and the data that is displayed. To more easily truncate this issue, I will show the utility pole vector, the vectors of the points and the end vector shown, but will forgo the tertiary information shown in the middle processes.</text:p>
      <text:p text:style-name="P2"/>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22">Utility Pole Vector</text:p>
          </table:table-cell>
          <table:table-cell table:style-name="Table1.A1" office:value-type="string">
            <text:p text:style-name="P22">Leg 1</text:p>
          </table:table-cell>
          <table:table-cell table:style-name="Table1.A1" office:value-type="string">
            <text:p text:style-name="P22">Leg 2</text:p>
          </table:table-cell>
          <table:table-cell table:style-name="Table1.A1" office:value-type="string">
            <text:p text:style-name="P22">Leg 3</text:p>
          </table:table-cell>
          <table:table-cell table:style-name="Table1.E1" office:value-type="string">
            <text:p text:style-name="P22">Vector to end of Pole</text:p>
          </table:table-cell>
        </table:table-row>
        <text:soft-page-break/>
        <table:table-row>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E2" office:value-type="string">
            <text:p text:style-name="P22">M,H,P</text:p>
          </table:table-cell>
        </table:table-row>
        <table:table-row>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E2" office:value-type="string">
            <text:p text:style-name="P22">M,H,P</text:p>
          </table:table-cell>
        </table:table-row>
        <table:table-row>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E2" office:value-type="string">
            <text:p text:style-name="P22">M,H,P</text:p>
          </table:table-cell>
        </table:table-row>
        <table:table-row>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A2" office:value-type="string">
            <text:p text:style-name="P22">M,H,P</text:p>
          </table:table-cell>
          <table:table-cell table:style-name="Table1.E2" office:value-type="string">
            <text:p text:style-name="P22">M,H,P</text:p>
          </table:table-cell>
        </table:table-row>
      </table:table>
      <text:p text:style-name="P7"/>
      <text:p text:style-name="P1"/>
      <text:p text:style-name="P1"/>
      <text:p text:style-name="P3">Conclusions</text:p>
      <text:p text:style-name="P1"/>
      <text:p text:style-name="P19">It quickly becomes apparent how <text:span text:style-name="T13">each new step in the process of understanding and manipulating vectors needs to have a solid foundation, cementing earlier steps so the information is displayed correctly.</text:span></text:p>
      <text:p text:style-name="P1"/>
      <text:p text:style-name="P3">Post-Lab Questions</text:p>
      <text:p text:style-name="P1"/>
      <text:p text:style-name="P6">1. If the (very large) bee happened to be located directly between the utility pole and the sun, its shadow would fall directly upon the utility pole. This is also an example of a projection, but it is not the same as finding the closest point on the pole. How is it different? In a rough sense (using words or pictures, not formulas), what types of operations would be needed to solve this problem?</text:p>
      <text:p text:style-name="P6"/>
      <text:p text:style-name="P21">Simply because the shadow falls upon the pole doesn't mean that the sun is perpendicular to the pole. Using the point of the shadow as a new origin point, and then finding the angle from the shadow point to the sun using the same coordinate system as that used to find the vector on the pole itself, we could verify if the sun's rays were perpendicular to the utility pole by feeding this new information with the pole's vector info and solving for theta. One could also simply find the parallel projection of the bee onto the pole and see if it differs from the location of the shadow to double check one's findings.</text:p>
      <text:p text:style-name="P6"/>
      <text:p text:style-name="P6">2. The bee's location could also be projected onto the ground. This is also different than finding the closest point to the pole. How is it different? What specific types of operations (using formulas or variables) would be needed to solve this problem?</text:p>
      <text:p text:style-name="P6"/>
      <text:p text:style-name="P21">One is not just finding a vector and trying to find the closest point onto that, but is trying to find the closest point to a <text:span text:style-name="T5">plane</text:span><text:span text:style-name="T6">. Not even taking into consideration that the plane doesn't have to be perfectly level, we are working with two different sets of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29:02.356000000</meta:creation-date>
    <dc:date>2016-02-22T13:07:05.022000000</dc:date>
    <meta:editing-duration>PT1H16M6S</meta:editing-duration>
    <meta:editing-cycles>9</meta:editing-cycles>
    <meta:generator>LibreOffice/4.3.1.2$Windows_x86 LibreOffice_project/958349dc3b25111dbca392fbc281a05559ef6848</meta:generator>
    <meta:document-statistic meta:table-count="1" meta:image-count="0" meta:object-count="0" meta:page-count="3" meta:paragraph-count="65" meta:word-count="1245" meta:character-count="6944" meta:non-whitespace-character-count="5743"/>
  </office:meta>
</office:document-meta>
</file>